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4f02" officeooo:paragraph-rsid="001a4f02" style:font-size-asian="14p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5e3d" officeooo:paragraph-rsid="001a5e3d" style:font-size-asian="14p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ae43d" officeooo:paragraph-rsid="001ae43d" style:font-size-asian="14p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normal" officeooo:rsid="001bcea8" officeooo:paragraph-rsid="001bcea8" style:font-size-asian="14p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officeooo:rsid="00048e21" officeooo:paragraph-rsid="00048e21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497ac" officeooo:paragraph-rsid="001497ac" style:font-size-asian="14pt" style:font-weight-asian="normal" style:font-weight-complex="normal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c7e60" officeooo:paragraph-rsid="001c7e60" style:font-size-asian="14pt" style:font-weight-asian="normal" style:font-weight-complex="normal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6b4e" officeooo:paragraph-rsid="001e6b4e" style:font-size-asian="14pt" style:font-weight-asian="normal" style:font-weight-complex="normal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1e952e" officeooo:paragraph-rsid="001e952e" style:font-size-asian="14pt" style:font-weight-asian="normal" style:font-weight-complex="normal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6bb3" officeooo:paragraph-rsid="00206bb3" style:font-size-asian="14pt" style:font-weight-asian="normal" style:font-weight-complex="normal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0dc1b" officeooo:paragraph-rsid="0020dc1b" style:font-size-asian="14pt" style:font-weight-asian="normal" style:font-weight-complex="normal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4af61" officeooo:paragraph-rsid="0024af61" style:font-size-asian="14pt" style:font-weight-asian="normal" style:font-weight-complex="normal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7555c" officeooo:paragraph-rsid="0027555c" style:font-size-asian="14pt" style:font-weight-asian="normal" style:font-weight-complex="normal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10a2" officeooo:paragraph-rsid="002910a2" style:font-size-asian="14pt" style:font-weight-asian="normal" style:font-weight-complex="normal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2a7a" officeooo:paragraph-rsid="00292a7a" style:font-size-asian="14pt" style:font-weight-asian="normal" style:font-weight-complex="normal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92a7a" officeooo:paragraph-rsid="002beb8c" style:font-size-asian="14pt" style:font-weight-asian="normal" style:font-weight-complex="normal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beb8c" officeooo:paragraph-rsid="002beb8c" style:font-size-asian="14pt" style:font-weight-asian="normal" style:font-weight-complex="normal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beb8c" officeooo:paragraph-rsid="002d6841" style:font-size-asian="14pt" style:font-weight-asian="normal" style:font-weight-complex="normal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cc601" officeooo:paragraph-rsid="002cc601" style:font-size-asian="14pt" style:font-weight-asian="normal" style:font-weight-complex="normal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2ea4b8" officeooo:paragraph-rsid="002ea4b8" style:font-size-asian="14pt" style:font-weight-asian="normal" style:font-weight-complex="normal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18828" officeooo:paragraph-rsid="00318828" style:font-size-asian="14pt" style:font-weight-asian="normal" style:font-weight-complex="normal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a4f02" style:font-size-asian="14pt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1c7e60" style:font-size-asian="14pt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6bb3" style:font-size-asian="14pt" style:font-weight-asian="bold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dc1b" style:font-size-asian="14pt" style:font-weight-asian="bold" style:font-weight-complex="bold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0efb4" style:font-size-asian="14pt" style:font-weight-asian="bold" style:font-weight-complex="bold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92a7a" style:font-size-asian="14pt" style:font-weight-asian="bold" style:font-weight-complex="bold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2c1139" style:font-size-asian="14pt" style:font-weight-asian="bold" style:font-weight-complex="bold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0efb4" officeooo:paragraph-rsid="0020efb4" style:font-size-asian="14pt" style:font-weight-asian="bold" style:font-weight-complex="bold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24af61" officeooo:paragraph-rsid="0024af61" style:font-size-asian="14pt" style:font-weight-asian="bold" style:font-weight-complex="bold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54f1c" officeooo:paragraph-rsid="00370b7d" style:font-size-asian="14pt" style:font-weight-asian="normal" style:font-weight-complex="normal"/>
    </style:style>
    <style:style style:name="P6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70b7d" officeooo:paragraph-rsid="00370b7d" style:font-size-asian="14pt" style:font-weight-asian="normal" style:font-weight-complex="normal"/>
    </style:style>
    <style:style style:name="P6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70b7d" officeooo:paragraph-rsid="00318828" style:font-size-asian="14pt" style:font-weight-asian="normal" style:font-weight-complex="normal"/>
    </style:style>
    <style:style style:name="P7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3862f" officeooo:paragraph-rsid="0033862f" style:font-size-asian="14pt" style:font-weight-asian="normal" style:font-weight-complex="normal"/>
    </style:style>
    <style:style style:name="P7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8073c" officeooo:paragraph-rsid="0038073c" style:font-size-asian="14pt" style:font-weight-asian="normal" style:font-weight-complex="normal"/>
    </style:style>
    <style:style style:name="P7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normal" officeooo:rsid="00397f8b" officeooo:paragraph-rsid="00397f8b" style:font-size-asian="14pt" style:font-weight-asian="normal" style:font-weight-complex="normal"/>
    </style:style>
    <style:style style:name="P7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es" fo:country="ES" style:text-underline-style="none" fo:font-weight="bold" officeooo:rsid="00126669" officeooo:paragraph-rsid="00370b7d" style:font-size-asian="14pt" style:font-weight-asian="bold" style:font-weight-complex="bold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libri" fo:font-size="14pt" fo:language="es" fo:country="ES" style:text-underline-style="none" style:font-size-asian="14pt"/>
    </style:style>
    <style:style style:name="T20" style:family="text">
      <style:text-properties fo:color="#000000" loext:opacity="100%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loext:opacity="100%" officeooo:rsid="00165f55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officeooo:rsid="00195b94"/>
    </style:style>
    <style:style style:name="T24" style:family="text">
      <style:text-properties officeooo:rsid="001a4f0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d6841" style:font-weight-asian="bold" style:font-weight-complex="bold"/>
    </style:style>
    <style:style style:name="T27" style:family="text">
      <style:text-properties fo:font-weight="bold" officeooo:rsid="002beb8c" style:font-weight-asian="bold" style:font-weight-complex="bold"/>
    </style:style>
    <style:style style:name="T28" style:family="text">
      <style:text-properties officeooo:rsid="001c7e60"/>
    </style:style>
    <style:style style:name="T29" style:family="text">
      <style:text-properties officeooo:rsid="001ed12f"/>
    </style:style>
    <style:style style:name="T30" style:family="text">
      <style:text-properties officeooo:rsid="00206bb3"/>
    </style:style>
    <style:style style:name="T31" style:family="text">
      <style:text-properties officeooo:rsid="0020dc1b"/>
    </style:style>
    <style:style style:name="T32" style:family="text">
      <style:text-properties officeooo:rsid="0020efb4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0dc1b" style:font-weight-asian="normal" style:font-weight-complex="normal"/>
    </style:style>
    <style:style style:name="T35" style:family="text">
      <style:text-properties fo:font-weight="normal" officeooo:rsid="0022c485" style:font-weight-asian="normal" style:font-weight-complex="normal"/>
    </style:style>
    <style:style style:name="T36" style:family="text">
      <style:text-properties fo:font-weight="normal" officeooo:rsid="00262de6" style:font-weight-asian="normal" style:font-weight-complex="normal"/>
    </style:style>
    <style:style style:name="T37" style:family="text">
      <style:text-properties fo:font-weight="normal" officeooo:rsid="002661dc" style:font-weight-asian="normal" style:font-weight-complex="normal"/>
    </style:style>
    <style:style style:name="T38" style:family="text">
      <style:text-properties fo:font-weight="normal" officeooo:rsid="0034a844" style:font-weight-asian="normal" style:font-weight-complex="normal"/>
    </style:style>
    <style:style style:name="T39" style:family="text">
      <style:text-properties officeooo:rsid="00292a7a"/>
    </style:style>
    <style:style style:name="T40" style:family="text">
      <style:text-properties officeooo:rsid="002aaa84"/>
    </style:style>
    <style:style style:name="T41" style:family="text">
      <style:text-properties officeooo:rsid="002beb8c"/>
    </style:style>
    <style:style style:name="T42" style:family="text">
      <style:text-properties officeooo:rsid="002c1139"/>
    </style:style>
    <style:style style:name="T43" style:family="text">
      <style:text-properties officeooo:rsid="002d6841"/>
    </style:style>
    <style:style style:name="T44" style:family="text">
      <style:text-properties officeooo:rsid="00307101"/>
    </style:style>
    <style:style style:name="T45" style:family="text">
      <style:text-properties officeooo:rsid="003386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BYEBEE Changelog</text:p>
      <text:p text:style-name="P3"/>
      <text:p text:style-name="P20">12 de enero 2022</text:p>
      <text:p text:style-name="P5">Creado y terminado el anteproyecto del videojuego.</text:p>
      <text:p text:style-name="P4"/>
      <text:p text:style-name="P20">23 enero 2022</text:p>
      <text:p text:style-name="P5">Comienzo del desarrollo del videojuego.</text:p>
      <text:p text:style-name="P5"/>
      <text:p text:style-name="P20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20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20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20"><text:soft-page-break/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20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21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40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6"/>
      <text:p text:style-name="P22">15 febrero 2022</text:p>
      <text:p text:style-name="P32"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7"/>
      <text:p text:style-name="P23">17 febrero 2022</text:p>
      <text:p text:style-name="P8">Creados e implementados gráficos para cada una de las pantallas.</text:p>
      <text:p text:style-name="P31"><text:soft-page-break/><text:span text:style-name="T11">1</text:span><text:span text:style-name="T12">8</text:span><text:span text:style-name="T11"> febrero 2022</text:span></text:p>
      <text:p text:style-name="P33"><text:span text:style-name="T11">Creados gráficos para el nivel 2 del juego: </text:span><text:span text:style-name="T16">Manantial</text:span><text:span text:style-name="T11">.</text:span></text:p>
      <text:p text:style-name="P33"><text:span text:style-name="T11">Creada la clase </text:span><text:span text:style-name="T2">LevelSelect</text:span><text:span text:style-name="T11"> que contiene los botones para acceder a cada uno los 4 niveles del juego.</text:span></text:p>
      <text:p text:style-name="P9"/>
      <text:p text:style-name="P24">21 febrero 2022</text:p>
      <text:p text:style-name="P33"><text:span text:style-name="T11">Creada la clase </text:span><text:span text:style-name="T2">Level2</text:span><text:span text:style-name="T11"> a la cual se le implementan los gráficos creados anteriormente.</text:span></text:p>
      <text:p text:style-name="P34"><text:span text:style-name="T11">Ahora es posible elegir entre el nivel 1 y el nivel 2 gracias a la clase </text:span><text:span text:style-name="T2">LevelSelect.</text:span></text:p>
      <text:p text:style-name="P25"/>
      <text:p text:style-name="P26">22 febrero 2022</text:p>
      <text:p text:style-name="P35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35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37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10">Los botones de “Fin de la partida” ya son funcionales.</text:p>
      <text:p text:style-name="P36"><text:span text:style-name="T11">Se ha añadido a la clase </text:span><text:span text:style-name="T2">Enemy</text:span><text:span text:style-name="T11"> una booleana ya que ahora se ha implementado la línea de meta, la cual es de este tipo y sirve para completar el nivel una vez la abeja la toque. La booleana comprueba si el enemigo que la abeja toca es o no la Meta, para decidir si hacerle daño o completar el nivel.</text:span></text:p>
      <text:p text:style-name="P11"/>
      <text:p text:style-name="P27">23 febrero 2022</text:p>
      <text:p text:style-name="P12">Ya funciona lo de “Nivel completado”.</text:p>
      <text:p text:style-name="P13">La abeja ya no pierde un punto de vida al tocar la línea de meta.</text:p>
      <text:p text:style-name="P12"/>
      <text:p text:style-name="P12"><text:soft-page-break/></text:p>
      <text:p text:style-name="P28">25 febrero 2022</text:p>
      <text:p text:style-name="P14">Ahora al completar o perder en un nivel todo se detiene y no se sigue moviendo.</text:p>
      <text:p text:style-name="P14">Tanto la abeja, como los enemigos como el fondo se quedan quietos.</text:p>
      <text:p text:style-name="P38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39"><text:span text:style-name="T11">También se han creado los gráficos para el nivel 3: </text:span><text:span text:style-name="T17">Colmena</text:span><text:span text:style-name="T20">.</text:span></text:p>
      <text:p text:style-name="P39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41"/>
      <text:p text:style-name="P29"><text:span text:style-name="T18">2</text:span><text:span text:style-name="T21">8</text:span><text:span text:style-name="T18"> febrero 2022</text:span></text:p>
      <text:p text:style-name="P15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42">El juego ahora cuenta con <text:span text:style-name="T23">persistencia de datos</text:span>. La puntuación máxima conseguida en cada nivel permanecerá incluso aunque cierres el juego y lo vuelvas a abrir. Seguirá mostrándose en la pantalla de puntuaciones.</text:p>
      <text:p text:style-name="P42"/>
      <text:p text:style-name="P58"><text:span text:style-name="T24">1 marzo</text:span> 2022</text:p>
      <text:p text:style-name="P16">El sistema de puntuaciones ya está implementado en los 3 niveles actuales.</text:p>
      <text:p text:style-name="P16">Los bordes de los botones de selección de nivel han sido arreglados (antes se veían rotos).</text:p>
      <text:p text:style-name="P17">Creado el menú de <text:span text:style-name="T25">ajustes</text:span> con las siguientes opciones: Activar o desactivar invencibilidad para que los enemigos no te hagan daño, activar o silenciar la música y los sonidos del juego y activar o desactivar el modo a pantalla completa.</text:p>
      <text:p text:style-name="P18">La funcionalidad de invencibilidad (o God Mode) funciona correctamente.</text:p>
      <text:p text:style-name="P19">La funcionalidad de pantalla completa y modo ventana funciona <text:span text:style-name="T28">CASI </text:span>correctamente.</text:p>
      <text:p text:style-name="P19"/>
      <text:p text:style-name="P59"><text:soft-page-break/><text:span text:style-name="T28">2</text:span><text:span text:style-name="T24"> marzo</text:span> 2022</text:p>
      <text:p text:style-name="P43">Ahora el juego recuerda si anteriormente habías seleccionado la opción de pantalla completa y se abre de esta manera en caso de ser así. Si no, se abre en modo ventana normal.</text:p>
      <text:p text:style-name="P44">Han sido implementadas 4 canciones, una para cada uno de los 3 niveles (excepto el Sin Fin que está sin hacer) y otra para los menús. Funcionan si fallos. Suenan solamente en las pantallas que les corresponde.</text:p>
      <text:p text:style-name="P45">La funcionalidad de activar y desactivar música y sonidos aún no funciona del todo bien, <text:span text:style-name="T29">hace crashear el juego.</text:span></text:p>
      <text:p text:style-name="P45"/>
      <text:p text:style-name="P60"><text:span text:style-name="T30">8</text:span><text:span text:style-name="T24"> marzo</text:span> 2022</text:p>
      <text:p text:style-name="P46">Creado e implementado el objeto “<text:span text:style-name="T25">Escudo</text:span>”, que protege a la abeja del golpe de un enemigo y luego se rompe.</text:p>
      <text:p text:style-name="P46"/>
      <text:p text:style-name="P61"><text:span text:style-name="T31">9</text:span><text:span text:style-name="T24"> marzo</text:span> 2022</text:p>
      <text:p text:style-name="P47">Solucionado el error de la música que crasheaba el juego al estar desactivada.</text:p>
      <text:p text:style-name="P47"/>
      <text:p text:style-name="P62"><text:span text:style-name="T32">12</text:span><text:span text:style-name="T24"> marzo</text:span> 2022</text:p>
      <text:p text:style-name="P65"><text:span text:style-name="T34">C</text:span><text:span text:style-name="T33">ambiada la fuente de letra del juego por una que queda</text:span><text:span text:style-name="T35">ba</text:span><text:span text:style-name="T33"> mejor.</text:span></text:p>
      <text:p text:style-name="P48">Añadida vibración del dispositivo Android cada vez que la abeja es golpeada.</text:p>
      <text:p text:style-name="P66"><text:span text:style-name="T33">Añadida aceleración </text:span><text:span text:style-name="T36">(acelerómetro)</text:span><text:span text:style-name="T33"> a la abeja </text:span><text:span text:style-name="T37">en Android </text:span><text:span text:style-name="T38">(aunque ahora mismo no hace nada).</text:span></text:p>
      <text:p text:style-name="P49">Añadidos efectos de sonido correspondientes a distintas situaciones del juego (pulsar en botones, recibir daño, conseguir escudo, completar nivel, etc.)</text:p>
      <text:p text:style-name="P50">Terminada al 100% la documentación javadoc de todas las clases del juego.</text:p>
      <text:p text:style-name="P50"/>
      <text:p text:style-name="P50"/>
      <text:p text:style-name="P50"><text:soft-page-break/></text:p>
      <text:p text:style-name="P63"><text:span text:style-name="T32">1</text:span><text:span text:style-name="T39">3</text:span><text:span text:style-name="T24"> marzo</text:span> 2022</text:p>
      <text:p text:style-name="P51">Creada la clase <text:span text:style-name="T25">Animation</text:span> que gestionará las animaciones de los sprites de los personajes y demás entidades.</text:p>
      <text:p text:style-name="P51">Rediseñado, creado <text:span text:style-name="T40">e implementado</text:span> el sprite animado de la “<text:span text:style-name="T25">abeja protagonista</text:span>”.</text:p>
      <text:p text:style-name="P52">Rediseñado, creado <text:span text:style-name="T40">e implementado</text:span> el sprite animado de la “<text:span text:style-name="T25">abeja </text:span><text:span text:style-name="T27">lancera</text:span><text:span text:style-name="T41">” enemiga</text:span>.</text:p>
      <text:p text:style-name="P52">Rediseñado, creado <text:span text:style-name="T40">e implementado</text:span> el sprite animado de<text:span text:style-name="T41">l “</text:span><text:span text:style-name="T27">pájaro</text:span><text:span text:style-name="T41">” enemigo</text:span>.</text:p>
      <text:p text:style-name="P53">Creado e implementado el sprite del <text:span text:style-name="T43">objeto “</text:span><text:span text:style-name="T25">escudo</text:span>”.</text:p>
      <text:p text:style-name="P53"/>
      <text:p text:style-name="P64"><text:span text:style-name="T32">1</text:span><text:span text:style-name="T42">4</text:span><text:span text:style-name="T24"> marzo</text:span> 2022</text:p>
      <text:p text:style-name="P55">Ahora el botón de desactivar música y sonido ya desactiva todos los sonidos (antes solo desactivaba la música).</text:p>
      <text:p text:style-name="P54">Creado e implementado el sprite <text:span text:style-name="T43">animado </text:span>de<text:span text:style-name="T43">l “</text:span><text:span text:style-name="T26">escarabajo</text:span><text:span text:style-name="T43">” enemigo</text:span>.</text:p>
      <text:p text:style-name="P54">Creado e implementado el sprite <text:span text:style-name="T43">animado </text:span>de <text:span text:style-name="T43">la “</text:span><text:span text:style-name="T26">roboabeja</text:span><text:span text:style-name="T43">” enemiga</text:span>.</text:p>
      <text:p text:style-name="P56">Ahora cada nivel tiene su propia dificultad (antes tenían todos la misma) <text:span text:style-name="T44">y cada nivel tiene sus propios enemigos.</text:span></text:p>
      <text:p text:style-name="P57">Se ha documentado la clase <text:span text:style-name="T25">Animation</text:span> creada el día anterior.</text:p>
      <text:p text:style-name="P69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><text:soft-page-break/><text:span text:style-name="T32">1</text:span><text:span text:style-name="T45">5</text:span><text:span text:style-name="T24"> marzo</text:span> 2022</text:p>
      <text:p text:style-name="P71">Implementado correctamente el icono propio del juego con distintos tamaños.</text:p>
      <text:p text:style-name="P67">Retocado el tema del acelerómetro. Ahora el juego hace uso correcto de él y es posible elegir jugar tanto moviendo el móvil hacia los lados como tocando la pantalla.</text:p>
      <text:p text:style-name="P68">Retocada la pantalla de <text:span text:style-name="T25">Ajustes </text:span>para añadir las opciones del acelerómetro.</text:p>
      <text:p text:style-name="P68">Añadida mi cuenta de Twitter en la esquina superior izquierda de la pantalla de <text:span text:style-name="T25">Créditos</text:span>.</text:p>
      <text:p text:style-name="P72"><text:span text:style-name="T25">Desarrollo del videojuego ByeBee finalizado</text:span>.</text:p>
      <text:p text:style-name="P68">Creada la <text:span text:style-name="T25">APK</text:span> del videojuego.</text:p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15T13:35:42.779000000</dc:date>
    <meta:editing-duration>PT10H13M26S</meta:editing-duration>
    <meta:editing-cycles>59</meta:editing-cycles>
    <meta:document-statistic meta:table-count="0" meta:image-count="0" meta:object-count="0" meta:page-count="7" meta:paragraph-count="93" meta:word-count="1263" meta:character-count="7433" meta:non-whitespace-character-count="6262"/>
  </office:meta>
</office:document-meta>
</file>